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" style:family="table-cell" style:parent-style-name="Pivot_20_Table_20_Value">
      <style:table-cell-properties fo:border-bottom="none" fo:border-left="0.99pt solid #000000" fo:border-right="none" fo:border-top="none"/>
    </style:style>
    <style:style style:name="ce1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0"/>
    <style:style style:name="ce1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Animaux d'élevage</text:p>
          </table:table-cell>
          <table:table-cell table:style-name="ce1" office:value-type="string" calcext:value-type="string">
            <text:p>Régime alimentaire</text:p>
          </table:table-cell>
          <table:table-cell table:style-name="ce1" office:value-type="string" calcext:value-type="string">
            <text:p>Type d'habitat</text:p>
          </table:table-cell>
        </table:table-row>
        <table:table-row table:style-name="ro2">
          <table:table-cell office:value-type="string" calcext:value-type="string">
            <text:p>Vache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Mouton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Poule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Chèvre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Cochon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Dinde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Canard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Mare</text:p>
          </table:table-cell>
        </table:table-row>
        <table:table-row table:style-name="ro2">
          <table:table-cell office:value-type="string" calcext:value-type="string">
            <text:p>Lapin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Cheval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Âne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Oie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Mare</text:p>
          </table:table-cell>
        </table:table-row>
        <table:table-row table:style-name="ro2">
          <table:table-cell office:value-type="string" calcext:value-type="string">
            <text:p>Pigeon</text:p>
          </table:table-cell>
          <table:table-cell office:value-type="string" calcext:value-type="string">
            <text:p>Gra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Caille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Faisan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Autruche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Bison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Cerf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Sanglier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Paon</text:p>
          </table:table-cell>
          <table:table-cell office:value-type="string" calcext:value-type="string">
            <text:p>Omnivore</text:p>
          </table:table-cell>
          <table:table-cell office:value-type="string" calcext:value-type="string">
            <text:p>Enclos</text:p>
          </table:table-cell>
        </table:table-row>
        <table:table-row table:style-name="ro2">
          <table:table-cell office:value-type="string" calcext:value-type="string">
            <text:p>Alpaga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Lama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Chameau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Dromadaire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  <table:table-row table:style-name="ro2">
          <table:table-cell office:value-type="string" calcext:value-type="string">
            <text:p>Yack</text:p>
          </table:table-cell>
          <table:table-cell office:value-type="string" calcext:value-type="string">
            <text:p>Herbivore</text:p>
          </table:table-cell>
          <table:table-cell office:value-type="string" calcext:value-type="string">
            <text:p>Pâturage</text:p>
          </table:table-cell>
        </table:table-row>
      </table:table>
      <table:table table:name="Table dynamique_Feuille1_1" table:style-name="ta1">
        <table:table-column table:style-name="co2" table:default-cell-style-name="ce6"/>
        <table:table-column table:style-name="co1" table:default-cell-style-name="ce8"/>
        <table:table-column table:style-name="co1" table:number-columns-repeated="2" table:default-cell-style-name="ce14"/>
        <table:table-column table:style-name="co1" table:default-cell-style-name="ce24"/>
        <table:table-row table:style-name="ro2">
          <table:table-cell table:style-name="ce3" office:value-type="string" calcext:value-type="string">
            <text:p>Compter - Animaux d'élevage</text:p>
          </table:table-cell>
          <table:table-cell office:value-type="string" calcext:value-type="string">
            <text:p>Données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Type d'habitat</text:p>
          </table:table-cell>
          <table:table-cell table:style-name="ce9" office:value-type="string" calcext:value-type="string">
            <text:p>Granivore</text:p>
          </table:table-cell>
          <table:table-cell table:style-name="ce15" office:value-type="string" calcext:value-type="string">
            <text:p>Herbivore</text:p>
          </table:table-cell>
          <table:table-cell table:style-name="ce15" office:value-type="string" calcext:value-type="string">
            <text:p>Omnivore</text:p>
          </table:table-cell>
          <table:table-cell table:style-name="ce25" office:value-type="string" calcext:value-type="string">
            <text:p>Total Résultat</text:p>
          </table:table-cell>
        </table:table-row>
        <table:table-row table:style-name="ro2">
          <table:table-cell table:style-name="ce5" office:value-type="string" calcext:value-type="string">
            <text:p>Enclos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re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âturage</text:p>
          </table:table-cell>
          <table:table-cell table:style-name="ce12"/>
          <table:table-cell table:style-name="ce18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28" office:value-type="float" office:value="14" calcext:value-type="float">
            <text:p>14</text:p>
          </table:table-cell>
        </table:table-row>
        <table:table-row table:style-name="ro2">
          <table:table-cell table:style-name="ce7" office:value-type="string" calcext:value-type="string">
            <text:p>Total Résultat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24" calcext:value-type="float">
            <text:p>24</text:p>
          </table:table-cell>
        </table:table-row>
      </table:table>
      <table:table table:name="Feuille3" table:style-name="ta1">
        <table:shapes>
          <draw:frame draw:z-index="0" draw:style-name="gr1" draw:text-style-name="P1" svg:width="15.701cm" svg:height="8.831cm" svg:x="11.39cm" svg:y="0.1cm">
            <draw:object draw:notify-on-update-of-ranges="Feuille3.A1:Feuille3.A1 Feuille3.A2:Feuille3.A9 Feuille3.B1:Feuille3.B1 Feuille3.B2:Feuille3.B9 Feuille3.C1:Feuille3.C1 Feuille3.C2:Feuille3.C9 Feuille3.D1:Feuille3.D1 Feuille3.D2:Feuille3.D9 Feuille3.E1:Feuille3.E1 Feuille3.E2:Feuille3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32"/>
        <table:table-row table:style-name="ro3">
          <table:table-cell table:style-name="ce30" office:value-type="string" calcext:value-type="string">
            <text:p>Âge</text:p>
          </table:table-cell>
          <table:table-cell table:style-name="ce30" office:value-type="string" calcext:value-type="string">
            <text:p>Médecin généraliste</text:p>
            <text:p>Homme</text:p>
          </table:table-cell>
          <table:table-cell table:style-name="ce30" office:value-type="string" calcext:value-type="string">
            <text:p>Médecin spécialiste</text:p>
            <text:p>Homme</text:p>
          </table:table-cell>
          <table:table-cell table:style-name="ce30" office:value-type="string" calcext:value-type="string">
            <text:p>Médecin généraliste</text:p>
            <text:p>Femme</text:p>
          </table:table-cell>
          <table:table-cell table:style-name="ce30" office:value-type="string" calcext:value-type="string">
            <text:p>Médecin spécialiste</text:p>
            <text:p>Femme</text:p>
          </table:table-cell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2"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2"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2"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2"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2"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6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E6" table:buttons="'Table dynamique_Feuille1_1'.A2 'Table dynamique_Feuille1_1'.B1" table:show-filter-button="false" table:drill-down-on-double-click="false">
          <table:source-cell-range table:cell-range-address="Feuille1.A1:Feuille1.C2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égime alimentaire" table:orientation="column" table:used-hierarchy="0" table:function="auto">
            <table:data-pilot-level table:show-empty="false" calcext:repeat-item-labels="false">
              <table:data-pilot-members>
                <table:data-pilot-member table:name="Granivore" table:display="true" table:show-details="true"/>
                <table:data-pilot-member table:name="Herbivore" table:display="true" table:show-details="true"/>
                <table:data-pilot-member table:name="Omnivo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 d'habitat" table:orientation="row" table:used-hierarchy="0" table:function="auto">
            <table:data-pilot-level table:show-empty="false" calcext:repeat-item-labels="false">
              <table:data-pilot-members>
                <table:data-pilot-member table:name="Enclos" table:display="true" table:show-details="true"/>
                <table:data-pilot-member table:name="Mare" table:display="true" table:show-details="true"/>
                <table:data-pilot-member table:name="Pâtur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imaux d'élevage" table:orientation="data" table:used-hierarchy="0" table:function="count">
            <table:data-pilot-level table:show-empty="false" calcext:repeat-item-labels="false">
              <table:data-pilot-members>
                <table:data-pilot-member table:name="Alpaga" table:display="true" table:show-details="true"/>
                <table:data-pilot-member table:name="Âne" table:display="true" table:show-details="true"/>
                <table:data-pilot-member table:name="Autruche" table:display="true" table:show-details="true"/>
                <table:data-pilot-member table:name="Bison" table:display="true" table:show-details="true"/>
                <table:data-pilot-member table:name="Caille" table:display="true" table:show-details="true"/>
                <table:data-pilot-member table:name="Canard" table:display="true" table:show-details="true"/>
                <table:data-pilot-member table:name="Cerf" table:display="true" table:show-details="true"/>
                <table:data-pilot-member table:name="Chameau" table:display="true" table:show-details="true"/>
                <table:data-pilot-member table:name="Cheval" table:display="true" table:show-details="true"/>
                <table:data-pilot-member table:name="Chèvre" table:display="true" table:show-details="true"/>
                <table:data-pilot-member table:name="Cochon" table:display="true" table:show-details="true"/>
                <table:data-pilot-member table:name="Dinde" table:display="true" table:show-details="true"/>
                <table:data-pilot-member table:name="Dromadaire" table:display="true" table:show-details="true"/>
                <table:data-pilot-member table:name="Faisan" table:display="true" table:show-details="true"/>
                <table:data-pilot-member table:name="Lama" table:display="true" table:show-details="true"/>
                <table:data-pilot-member table:name="Lapin" table:display="true" table:show-details="true"/>
                <table:data-pilot-member table:name="Mouton" table:display="true" table:show-details="true"/>
                <table:data-pilot-member table:name="Oie" table:display="true" table:show-details="true"/>
                <table:data-pilot-member table:name="Paon" table:display="true" table:show-details="true"/>
                <table:data-pilot-member table:name="Pigeon" table:display="true" table:show-details="true"/>
                <table:data-pilot-member table:name="Poule" table:display="true" table:show-details="true"/>
                <table:data-pilot-member table:name="Sanglier" table:display="true" table:show-details="true"/>
                <table:data-pilot-member table:name="Vache" table:display="true" table:show-details="true"/>
                <table:data-pilot-member table:name="Yac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08:59:55.539000000</meta:creation-date>
    <dc:date>2023-09-26T10:17:54.589000000</dc:date>
    <meta:editing-duration>PT1H17M59S</meta:editing-duration>
    <meta:editing-cycles>1</meta:editing-cycles>
    <meta:document-statistic meta:table-count="3" meta:cell-count="145" meta:object-count="1"/>
    <meta:generator>LibreOffice/7.5.5.2$Windows_X86_64 LibreOffice_project/ca8fe7424262805f223b9a2334bc7181abbcbf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aw:fill-image-name="_35__20_pourcent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4cm" chart:symbol-height="0.4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4cm" chart:symbol-height="0.4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02cm" svg:height="8.832cm" xlink:href=".." xlink:type="simple" chart:class="chart:scatter" chart:style-name="ch1">
        <chart:legend chart:legend-position="bottom" svg:x="0.649cm" svg:y="7.836cm" style:legend-expansion="wide" chart:style-name="ch2"/>
        <chart:plot-area chart:style-name="ch3" table:cell-range-address="Feuille3.A1:Feuille3.E9" chart:data-source-has-labels="both" svg:x="1.325cm" svg:y="0.176cm" svg:width="14.063cm" svg:height="6.319cm">
          <chart:coordinate-region svg:x="1.946cm" svg:y="0.375cm" svg:width="13.255cm" svg:height="5.473cm"/>
          <chart:axis chart:dimension="x" chart:name="primary-x" chart:style-name="ch4" chartooo:axis-type="auto">
            <chart:title svg:x="8.008cm" svg:y="6.671cm" chart:style-name="ch5">
              <text:p>Âge</text:p>
            </chart:title>
            <chart:categories table:cell-range-address="Feuille3.A2:Feuille3.A9"/>
          </chart:axis>
          <chart:axis chart:dimension="y" chart:name="primary-y" chart:style-name="ch6">
            <chart:title svg:x="0.451cm" svg:y="5.218cm" chart:style-name="ch7">
              <text:p>Nombre moyen de visites</text:p>
            </chart:title>
            <chart:grid chart:style-name="ch8" chart:class="major"/>
          </chart:axis>
          <chart:series chart:style-name="ch9" chart:values-cell-range-address="Feuille3.B2:Feuille3.B9" chart:label-cell-address="Feuille3.B1:Feuille3.B1" chart:class="chart:scatter">
            <chart:domain table:cell-range-address="Feuille3.A2:Feuille3.A9"/>
            <chart:data-point chart:repeated="6"/>
            <chart:data-point chart:style-name="ch10"/>
            <chart:data-point/>
          </chart:series>
          <chart:series chart:style-name="ch11" chart:values-cell-range-address="Feuille3.C2:Feuille3.C9" chart:label-cell-address="Feuille3.C1:Feuille3.C1" chart:class="chart:scatter">
            <chart:data-point chart:repeated="8"/>
          </chart:series>
          <chart:series chart:style-name="ch12" chart:values-cell-range-address="Feuille3.D2:Feuille3.D9" chart:label-cell-address="Feuille3.D1:Feuille3.D1" chart:class="chart:scatter">
            <chart:data-point chart:repeated="8"/>
          </chart:series>
          <chart:series chart:style-name="ch13" chart:values-cell-range-address="Feuille3.E2:Feuille3.E9" chart:label-cell-address="Feuille3.E1:Feuille3.E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ecin généraliste
Homme</text:p>
                <draw:g>
                  <svg:desc>Feuille3.B1:Feuille3.B1</svg:desc>
                </draw:g>
              </table:table-cell>
              <table:table-cell office:value-type="string">
                <text:p>Médecin spécialiste
Homme</text:p>
                <draw:g>
                  <svg:desc>Feuille3.C1:Feuille3.C1</svg:desc>
                </draw:g>
              </table:table-cell>
              <table:table-cell office:value-type="string">
                <text:p>Médecin généraliste
Femme</text:p>
                <draw:g>
                  <svg:desc>Feuille3.D1:Feuille3.D1</svg:desc>
                </draw:g>
              </table:table-cell>
              <table:table-cell office:value-type="string">
                <text:p>Médecin spécialiste
Femme</text:p>
                <draw:g>
                  <svg:desc>Feuille3.E1:Feuille3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3.A2:Feuille3.A9</svg:desc>
                </draw:g>
              </table:table-cell>
              <table:table-cell office:value-type="float" office:value="3">
                <text:p>3</text:p>
                <draw:g>
                  <svg:desc>Feuille3.B2:Feuille3.B9</svg:desc>
                </draw:g>
              </table:table-cell>
              <table:table-cell office:value-type="float" office:value="2">
                <text:p>2</text:p>
                <draw:g>
                  <svg:desc>Feuille3.C2:Feuille3.C9</svg:desc>
                </draw:g>
              </table:table-cell>
              <table:table-cell office:value-type="float" office:value="3">
                <text:p>3</text:p>
                <draw:g>
                  <svg:desc>Feuille3.D2:Feuille3.D9</svg:desc>
                </draw:g>
              </table:table-cell>
              <table:table-cell office:value-type="float" office:value="2">
                <text:p>2</text:p>
                <draw:g>
                  <svg:desc>Feuille3.E2:Feuille3.E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fill-image draw:name="_35__20_Percent" draw:display-name="5 Percent" xlink:href="Pictures/10000000000000080000000820A1E16DA75ED138.png" xlink:type="simple" xlink:show="embed" xlink:actuate="onLoad"/>
  </office:styles>
</office:document-styles>
</file>